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h_eth</text:p>
          </table:table-cell>
          <table:table-cell table:style-name="Default" office:value-type="string" calcext:value-type="string">
            <text:p>p_eth</text:p>
          </table:table-cell>
          <table:table-cell office:value-type="string" calcext:value-type="string">
            <text:p>dp_eth^2</text:p>
          </table:table-cell>
          <table:table-cell office:value-type="string" calcext:value-type="string">
            <text:p>h_surf</text:p>
          </table:table-cell>
          <table:table-cell office:value-type="string" calcext:value-type="string">
            <text:p>p_surf</text:p>
          </table:table-cell>
          <table:table-cell/>
          <table:table-cell office:value-type="string" calcext:value-type="string">
            <text:p>h_deep</text:p>
          </table:table-cell>
          <table:table-cell office:value-type="string" calcext:value-type="string">
            <text:p>p_dee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_av</text:p>
          </table:table-cell>
          <table:table-cell office:value-type="string" calcext:value-type="string">
            <text:p>P_1</text:p>
          </table:table-cell>
          <table:table-cell office:value-type="string" calcext:value-type="string">
            <text:p>P_2</text:p>
          </table:table-cell>
          <table:table-cell office:value-type="string" calcext:value-type="string">
            <text:p>P_3</text:p>
          </table:table-cell>
          <table:table-cell office:value-type="string" calcext:value-type="string">
            <text:p>P_4</text:p>
          </table:table-cell>
          <table:table-cell office:value-type="string" calcext:value-type="string">
            <text:p>P_5</text:p>
          </table:table-cell>
          <table:table-cell office:value-type="string" calcext:value-type="string">
            <text:p>P_6</text:p>
          </table:table-cell>
          <table:table-cell office:value-type="string" calcext:value-type="string">
            <text:p>P_7</text:p>
          </table:table-cell>
          <table:table-cell office:value-type="string" calcext:value-type="string">
            <text:p>P_8</text:p>
          </table:table-cell>
          <table:table-cell office:value-type="string" calcext:value-type="string">
            <text:p>P_9</text:p>
          </table:table-cell>
          <table:table-cell office:value-type="string" calcext:value-type="string">
            <text:p>P_10</text:p>
          </table:table-cell>
          <table:table-cell/>
          <table:table-cell office:value-type="string" calcext:value-type="string">
            <text:p>H_1</text:p>
          </table:table-cell>
          <table:table-cell office:value-type="string" calcext:value-type="string">
            <text:p>H_2</text:p>
          </table:table-cell>
          <table:table-cell office:value-type="string" calcext:value-type="string">
            <text:p>H_3</text:p>
          </table:table-cell>
          <table:table-cell office:value-type="string" calcext:value-type="string">
            <text:p>H_4</text:p>
          </table:table-cell>
          <table:table-cell office:value-type="string" calcext:value-type="string">
            <text:p>H_5</text:p>
          </table:table-cell>
          <table:table-cell office:value-type="string" calcext:value-type="string">
            <text:p>H_6</text:p>
          </table:table-cell>
          <table:table-cell office:value-type="string" calcext:value-type="string">
            <text:p>H_7</text:p>
          </table:table-cell>
          <table:table-cell office:value-type="string" calcext:value-type="string">
            <text:p>H_8</text:p>
          </table:table-cell>
          <table:table-cell office:value-type="string" calcext:value-type="string">
            <text:p>H_9</text:p>
          </table:table-cell>
          <table:table-cell office:value-type="string" calcext:value-type="string">
            <text:p>H_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2]*0.2*9.81*0.8095" office:value-type="float" office:value="73.058994" calcext:value-type="float">
            <text:p>73.058994</text:p>
          </table:table-cell>
          <table:table-cell table:formula="of:=([.B13]-[.B2])^2" office:value-type="float" office:value="0.403600499379368" calcext:value-type="float">
            <text:p>0.403600499379368</text:p>
          </table:table-cell>
          <table:table-cell office:value-type="float" office:value="105" calcext:value-type="float">
            <text:p>105</text:p>
          </table:table-cell>
          <table:table-cell table:formula="of:=[.D2]*0.2*9.81*0.8095" office:value-type="float" office:value="166.765095" calcext:value-type="float">
            <text:p>166.765095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G2]*0.2*9.81*0.8095" office:value-type="float" office:value="300.177171" calcext:value-type="float">
            <text:p>300.177171</text:p>
          </table:table-cell>
          <table:table-cell office:value-type="float" office:value="20.7" calcext:value-type="float">
            <text:p>20.7</text:p>
          </table:table-cell>
          <table:table-cell table:formula="of:=AVERAGE([.K2:.T2]) - 0.015*1000*9.81" office:value-type="float" office:value="153.027171" calcext:value-type="float">
            <text:p>153.027171</text:p>
          </table:table-cell>
          <table:table-cell table:formula="of:=[.V2]*0.2*9.81*0.8095" office:value-type="float" office:value="300.177171" calcext:value-type="float">
            <text:p>300.177171</text:p>
          </table:table-cell>
          <table:table-cell table:formula="of:=[.W2]*0.2*9.81*0.8095" office:value-type="float" office:value="300.177171" calcext:value-type="float">
            <text:p>300.177171</text:p>
          </table:table-cell>
          <table:table-cell table:formula="of:=[.X2]*0.2*9.81*0.8095" office:value-type="float" office:value="300.177171" calcext:value-type="float">
            <text:p>300.177171</text:p>
          </table:table-cell>
          <table:table-cell table:formula="of:=[.Y2]*0.2*9.81*0.8095" office:value-type="float" office:value="300.177171" calcext:value-type="float">
            <text:p>300.177171</text:p>
          </table:table-cell>
          <table:table-cell table:formula="of:=[.Z2]*0.2*9.81*0.8095" office:value-type="float" office:value="300.177171" calcext:value-type="float">
            <text:p>300.177171</text:p>
          </table:table-cell>
          <table:table-cell table:formula="of:=[.AA2]*0.2*9.81*0.8095" office:value-type="float" office:value="300.177171" calcext:value-type="float">
            <text:p>300.177171</text:p>
          </table:table-cell>
          <table:table-cell table:formula="of:=[.AB2]*0.2*9.81*0.8095" office:value-type="float" office:value="300.177171" calcext:value-type="float">
            <text:p>300.177171</text:p>
          </table:table-cell>
          <table:table-cell table:formula="of:=[.AC2]*0.2*9.81*0.8095" office:value-type="float" office:value="300.177171" calcext:value-type="float">
            <text:p>300.177171</text:p>
          </table:table-cell>
          <table:table-cell table:formula="of:=[.AD2]*0.2*9.81*0.8095" office:value-type="float" office:value="300.177171" calcext:value-type="float">
            <text:p>300.177171</text:p>
          </table:table-cell>
          <table:table-cell table:formula="of:=[.AE2]*0.2*9.81*0.8095" office:value-type="float" office:value="300.177171" calcext:value-type="float">
            <text:p>300.177171</text:p>
          </table:table-cell>
          <table:table-cell/>
          <table:table-cell table:number-columns-repeated="10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]*0.2*9.81*0.8095" office:value-type="float" office:value="71.470755" calcext:value-type="float">
            <text:p>71.470755</text:p>
          </table:table-cell>
          <table:table-cell table:formula="of:=([.B13]-[.B3])^2" office:value-type="float" office:value="0.908101123603551" calcext:value-type="float">
            <text:p>0.908101123603551</text:p>
          </table:table-cell>
          <table:table-cell office:value-type="float" office:value="104" calcext:value-type="float">
            <text:p>104</text:p>
          </table:table-cell>
          <table:table-cell table:formula="of:=[.D3]*0.2*9.81*0.8095" office:value-type="float" office:value="165.176856" calcext:value-type="float">
            <text:p>165.176856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G3]*0.2*9.81*0.8095" office:value-type="float" office:value="300.177171" calcext:value-type="float">
            <text:p>300.177171</text:p>
          </table:table-cell>
          <table:table-cell office:value-type="float" office:value="25" calcext:value-type="float">
            <text:p>25</text:p>
          </table:table-cell>
          <table:table-cell table:formula="of:=AVERAGE([.K3:.T3]) - 0.015*1000*9.81" office:value-type="float" office:value="151.1212842" calcext:value-type="float">
            <text:p>151.1212842</text:p>
          </table:table-cell>
          <table:table-cell table:formula="of:=[.V3]*0.2*9.81*0.8095" office:value-type="float" office:value="297.000693" calcext:value-type="float">
            <text:p>297.000693</text:p>
          </table:table-cell>
          <table:table-cell table:formula="of:=[.W3]*0.2*9.81*0.8095" office:value-type="float" office:value="298.588932" calcext:value-type="float">
            <text:p>298.588932</text:p>
          </table:table-cell>
          <table:table-cell table:formula="of:=[.X3]*0.2*9.81*0.8095" office:value-type="float" office:value="297.000693" calcext:value-type="float">
            <text:p>297.000693</text:p>
          </table:table-cell>
          <table:table-cell table:formula="of:=[.Y3]*0.2*9.81*0.8095" office:value-type="float" office:value="298.588932" calcext:value-type="float">
            <text:p>298.588932</text:p>
          </table:table-cell>
          <table:table-cell table:formula="of:=[.Z3]*0.2*9.81*0.8095" office:value-type="float" office:value="298.588932" calcext:value-type="float">
            <text:p>298.588932</text:p>
          </table:table-cell>
          <table:table-cell table:formula="of:=[.AA3]*0.2*9.81*0.8095" office:value-type="float" office:value="298.588932" calcext:value-type="float">
            <text:p>298.588932</text:p>
          </table:table-cell>
          <table:table-cell table:formula="of:=[.AB3]*0.2*9.81*0.8095" office:value-type="float" office:value="298.588932" calcext:value-type="float">
            <text:p>298.588932</text:p>
          </table:table-cell>
          <table:table-cell table:formula="of:=[.AC3]*0.2*9.81*0.8095" office:value-type="float" office:value="298.588932" calcext:value-type="float">
            <text:p>298.588932</text:p>
          </table:table-cell>
          <table:table-cell table:formula="of:=[.AD3]*0.2*9.81*0.8095" office:value-type="float" office:value="298.588932" calcext:value-type="float">
            <text:p>298.588932</text:p>
          </table:table-cell>
          <table:table-cell table:formula="of:=[.AE3]*0.2*9.81*0.8095" office:value-type="float" office:value="298.588932" calcext:value-type="float">
            <text:p>298.58893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number-columns-repeated="7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]*0.2*9.81*0.8095" office:value-type="float" office:value="71.470755" calcext:value-type="float">
            <text:p>71.470755</text:p>
          </table:table-cell>
          <table:table-cell table:formula="of:=([.B13]-[.B4])^2" office:value-type="float" office:value="0.908101123603551" calcext:value-type="float">
            <text:p>0.908101123603551</text:p>
          </table:table-cell>
          <table:table-cell office:value-type="float" office:value="103" calcext:value-type="float">
            <text:p>103</text:p>
          </table:table-cell>
          <table:table-cell table:formula="of:=[.D4]*0.2*9.81*0.8095" office:value-type="float" office:value="163.588617" calcext:value-type="float">
            <text:p>163.58861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G4]*0.2*9.81*0.8095" office:value-type="float" office:value="300.177171" calcext:value-type="float">
            <text:p>300.177171</text:p>
          </table:table-cell>
          <table:table-cell office:value-type="float" office:value="30" calcext:value-type="float">
            <text:p>30</text:p>
          </table:table-cell>
          <table:table-cell table:formula="of:=AVERAGE([.K4:.T4]) - 0.015*1000*9.81" office:value-type="float" office:value="156.0448251" calcext:value-type="float">
            <text:p>156.0448251</text:p>
          </table:table-cell>
          <table:table-cell table:formula="of:=[.V4]*0.2*9.81*0.8095" office:value-type="float" office:value="301.76541" calcext:value-type="float">
            <text:p>301.76541</text:p>
          </table:table-cell>
          <table:table-cell table:formula="of:=[.W4]*0.2*9.81*0.8095" office:value-type="float" office:value="303.353649" calcext:value-type="float">
            <text:p>303.353649</text:p>
          </table:table-cell>
          <table:table-cell table:formula="of:=[.X4]*0.2*9.81*0.8095" office:value-type="float" office:value="303.353649" calcext:value-type="float">
            <text:p>303.353649</text:p>
          </table:table-cell>
          <table:table-cell table:formula="of:=[.Y4]*0.2*9.81*0.8095" office:value-type="float" office:value="303.353649" calcext:value-type="float">
            <text:p>303.353649</text:p>
          </table:table-cell>
          <table:table-cell table:formula="of:=[.Z4]*0.2*9.81*0.8095" office:value-type="float" office:value="303.353649" calcext:value-type="float">
            <text:p>303.353649</text:p>
          </table:table-cell>
          <table:table-cell table:formula="of:=[.AA4]*0.2*9.81*0.8095" office:value-type="float" office:value="303.353649" calcext:value-type="float">
            <text:p>303.353649</text:p>
          </table:table-cell>
          <table:table-cell table:formula="of:=[.AB4]*0.2*9.81*0.8095" office:value-type="float" office:value="303.353649" calcext:value-type="float">
            <text:p>303.353649</text:p>
          </table:table-cell>
          <table:table-cell table:formula="of:=[.AC4]*0.2*9.81*0.8095" office:value-type="float" office:value="303.353649" calcext:value-type="float">
            <text:p>303.353649</text:p>
          </table:table-cell>
          <table:table-cell table:formula="of:=[.AD4]*0.2*9.81*0.8095" office:value-type="float" office:value="303.353649" calcext:value-type="float">
            <text:p>303.353649</text:p>
          </table:table-cell>
          <table:table-cell table:formula="of:=[.AE4]*0.2*9.81*0.8095" office:value-type="float" office:value="303.353649" calcext:value-type="float">
            <text:p>303.35364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5]*0.2*9.81*0.8095" office:value-type="float" office:value="71.470755" calcext:value-type="float">
            <text:p>71.470755</text:p>
          </table:table-cell>
          <table:table-cell table:formula="of:=([.B13]-[.B5])^2" office:value-type="float" office:value="0.908101123603551" calcext:value-type="float">
            <text:p>0.908101123603551</text:p>
          </table:table-cell>
          <table:table-cell office:value-type="float" office:value="104" calcext:value-type="float">
            <text:p>104</text:p>
          </table:table-cell>
          <table:table-cell table:formula="of:=[.D5]*0.2*9.81*0.8095" office:value-type="float" office:value="165.176856" calcext:value-type="float">
            <text:p>165.176856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G5]*0.2*9.81*0.8095" office:value-type="float" office:value="300.177171" calcext:value-type="float">
            <text:p>300.177171</text:p>
          </table:table-cell>
          <table:table-cell office:value-type="float" office:value="35" calcext:value-type="float">
            <text:p>35</text:p>
          </table:table-cell>
          <table:table-cell table:formula="of:=AVERAGE([.K5:.T5]) - 0.015*1000*9.81" office:value-type="float" office:value="162.3977811" calcext:value-type="float">
            <text:p>162.3977811</text:p>
          </table:table-cell>
          <table:table-cell table:formula="of:=[.V5]*0.2*9.81*0.8095" office:value-type="float" office:value="308.118366" calcext:value-type="float">
            <text:p>308.118366</text:p>
          </table:table-cell>
          <table:table-cell table:formula="of:=[.W5]*0.2*9.81*0.8095" office:value-type="float" office:value="309.706605" calcext:value-type="float">
            <text:p>309.706605</text:p>
          </table:table-cell>
          <table:table-cell table:formula="of:=[.X5]*0.2*9.81*0.8095" office:value-type="float" office:value="309.706605" calcext:value-type="float">
            <text:p>309.706605</text:p>
          </table:table-cell>
          <table:table-cell table:formula="of:=[.Y5]*0.2*9.81*0.8095" office:value-type="float" office:value="309.706605" calcext:value-type="float">
            <text:p>309.706605</text:p>
          </table:table-cell>
          <table:table-cell table:formula="of:=[.Z5]*0.2*9.81*0.8095" office:value-type="float" office:value="309.706605" calcext:value-type="float">
            <text:p>309.706605</text:p>
          </table:table-cell>
          <table:table-cell table:formula="of:=[.AA5]*0.2*9.81*0.8095" office:value-type="float" office:value="309.706605" calcext:value-type="float">
            <text:p>309.706605</text:p>
          </table:table-cell>
          <table:table-cell table:formula="of:=[.AB5]*0.2*9.81*0.8095" office:value-type="float" office:value="309.706605" calcext:value-type="float">
            <text:p>309.706605</text:p>
          </table:table-cell>
          <table:table-cell table:formula="of:=[.AC5]*0.2*9.81*0.8095" office:value-type="float" office:value="309.706605" calcext:value-type="float">
            <text:p>309.706605</text:p>
          </table:table-cell>
          <table:table-cell table:formula="of:=[.AD5]*0.2*9.81*0.8095" office:value-type="float" office:value="309.706605" calcext:value-type="float">
            <text:p>309.706605</text:p>
          </table:table-cell>
          <table:table-cell table:formula="of:=[.AE5]*0.2*9.81*0.8095" office:value-type="float" office:value="309.706605" calcext:value-type="float">
            <text:p>309.706605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6]*0.2*9.81*0.8095" office:value-type="float" office:value="71.470755" calcext:value-type="float">
            <text:p>71.470755</text:p>
          </table:table-cell>
          <table:table-cell table:formula="of:=([.B13]-[.B6])^2" office:value-type="float" office:value="0.908101123603551" calcext:value-type="float">
            <text:p>0.908101123603551</text:p>
          </table:table-cell>
          <table:table-cell office:value-type="float" office:value="104" calcext:value-type="float">
            <text:p>104</text:p>
          </table:table-cell>
          <table:table-cell table:formula="of:=[.D6]*0.2*9.81*0.8095" office:value-type="float" office:value="165.176856" calcext:value-type="float">
            <text:p>165.176856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G6]*0.2*9.81*0.8095" office:value-type="float" office:value="300.177171" calcext:value-type="float">
            <text:p>300.177171</text:p>
          </table:table-cell>
          <table:table-cell office:value-type="float" office:value="40" calcext:value-type="float">
            <text:p>40</text:p>
          </table:table-cell>
          <table:table-cell table:formula="of:=AVERAGE([.K6:.T6]) - 0.015*1000*9.81" office:value-type="float" office:value="161.9213094" calcext:value-type="float">
            <text:p>161.9213094</text:p>
          </table:table-cell>
          <table:table-cell table:formula="of:=[.V6]*0.2*9.81*0.8095" office:value-type="float" office:value="308.118366" calcext:value-type="float">
            <text:p>308.118366</text:p>
          </table:table-cell>
          <table:table-cell table:formula="of:=[.W6]*0.2*9.81*0.8095" office:value-type="float" office:value="309.706605" calcext:value-type="float">
            <text:p>309.706605</text:p>
          </table:table-cell>
          <table:table-cell table:formula="of:=[.X6]*0.2*9.81*0.8095" office:value-type="float" office:value="309.706605" calcext:value-type="float">
            <text:p>309.706605</text:p>
          </table:table-cell>
          <table:table-cell table:formula="of:=[.Y6]*0.2*9.81*0.8095" office:value-type="float" office:value="309.706605" calcext:value-type="float">
            <text:p>309.706605</text:p>
          </table:table-cell>
          <table:table-cell table:formula="of:=[.Z6]*0.2*9.81*0.8095" office:value-type="float" office:value="308.118366" calcext:value-type="float">
            <text:p>308.118366</text:p>
          </table:table-cell>
          <table:table-cell table:formula="of:=[.AA6]*0.2*9.81*0.8095" office:value-type="float" office:value="309.706605" calcext:value-type="float">
            <text:p>309.706605</text:p>
          </table:table-cell>
          <table:table-cell table:formula="of:=[.AB6]*0.2*9.81*0.8095" office:value-type="float" office:value="308.118366" calcext:value-type="float">
            <text:p>308.118366</text:p>
          </table:table-cell>
          <table:table-cell table:formula="of:=[.AC6]*0.2*9.81*0.8095" office:value-type="float" office:value="309.706605" calcext:value-type="float">
            <text:p>309.706605</text:p>
          </table:table-cell>
          <table:table-cell table:formula="of:=[.AD6]*0.2*9.81*0.8095" office:value-type="float" office:value="308.118366" calcext:value-type="float">
            <text:p>308.118366</text:p>
          </table:table-cell>
          <table:table-cell table:formula="of:=[.AE6]*0.2*9.81*0.8095" office:value-type="float" office:value="309.706605" calcext:value-type="float">
            <text:p>309.706605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]*0.2*9.81*0.8095" office:value-type="float" office:value="73.058994" calcext:value-type="float">
            <text:p>73.058994</text:p>
          </table:table-cell>
          <table:table-cell table:formula="of:=([.B13]-[.B7])^2" office:value-type="float" office:value="0.403600499379368" calcext:value-type="float">
            <text:p>0.403600499379368</text:p>
          </table:table-cell>
          <table:table-cell office:value-type="float" office:value="105" calcext:value-type="float">
            <text:p>105</text:p>
          </table:table-cell>
          <table:table-cell table:formula="of:=[.D7]*0.2*9.81*0.8095" office:value-type="float" office:value="166.765095" calcext:value-type="float">
            <text:p>166.765095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G7]*0.2*9.81*0.8095" office:value-type="float" office:value="300.177171" calcext:value-type="float">
            <text:p>300.177171</text:p>
          </table:table-cell>
          <table:table-cell office:value-type="float" office:value="50" calcext:value-type="float">
            <text:p>50</text:p>
          </table:table-cell>
          <table:table-cell table:formula="of:=AVERAGE([.K7:.T7]) - 0.015*1000*9.81" office:value-type="float" office:value="159.380127" calcext:value-type="float">
            <text:p>159.380127</text:p>
          </table:table-cell>
          <table:table-cell table:formula="of:=[.V7]*0.2*9.81*0.8095" office:value-type="float" office:value="306.530127" calcext:value-type="float">
            <text:p>306.530127</text:p>
          </table:table-cell>
          <table:table-cell table:formula="of:=[.W7]*0.2*9.81*0.8095" office:value-type="float" office:value="306.530127" calcext:value-type="float">
            <text:p>306.530127</text:p>
          </table:table-cell>
          <table:table-cell table:formula="of:=[.X7]*0.2*9.81*0.8095" office:value-type="float" office:value="306.530127" calcext:value-type="float">
            <text:p>306.530127</text:p>
          </table:table-cell>
          <table:table-cell table:formula="of:=[.Y7]*0.2*9.81*0.8095" office:value-type="float" office:value="306.530127" calcext:value-type="float">
            <text:p>306.530127</text:p>
          </table:table-cell>
          <table:table-cell table:formula="of:=[.Z7]*0.2*9.81*0.8095" office:value-type="float" office:value="306.530127" calcext:value-type="float">
            <text:p>306.530127</text:p>
          </table:table-cell>
          <table:table-cell table:formula="of:=[.AA7]*0.2*9.81*0.8095" office:value-type="float" office:value="306.530127" calcext:value-type="float">
            <text:p>306.530127</text:p>
          </table:table-cell>
          <table:table-cell table:formula="of:=[.AB7]*0.2*9.81*0.8095" office:value-type="float" office:value="306.530127" calcext:value-type="float">
            <text:p>306.530127</text:p>
          </table:table-cell>
          <table:table-cell table:formula="of:=[.AC7]*0.2*9.81*0.8095" office:value-type="float" office:value="306.530127" calcext:value-type="float">
            <text:p>306.530127</text:p>
          </table:table-cell>
          <table:table-cell table:formula="of:=[.AD7]*0.2*9.81*0.8095" office:value-type="float" office:value="306.530127" calcext:value-type="float">
            <text:p>306.530127</text:p>
          </table:table-cell>
          <table:table-cell table:formula="of:=[.AE7]*0.2*9.81*0.8095" office:value-type="float" office:value="306.530127" calcext:value-type="float">
            <text:p>306.530127</text:p>
          </table:table-cell>
          <table:table-cell/>
          <table:table-cell table:number-columns-repeated="10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8]*0.2*9.81*0.8095" office:value-type="float" office:value="73.058994" calcext:value-type="float">
            <text:p>73.058994</text:p>
          </table:table-cell>
          <table:table-cell table:formula="of:=([.B13]-[.B8])^2" office:value-type="float" office:value="0.403600499379368" calcext:value-type="float">
            <text:p>0.403600499379368</text:p>
          </table:table-cell>
          <table:table-cell office:value-type="float" office:value="104" calcext:value-type="float">
            <text:p>104</text:p>
          </table:table-cell>
          <table:table-cell table:formula="of:=[.D8]*0.2*9.81*0.8095" office:value-type="float" office:value="165.176856" calcext:value-type="float">
            <text:p>165.176856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G8]*0.2*9.81*0.8095" office:value-type="float" office:value="300.177171" calcext:value-type="float">
            <text:p>300.177171</text:p>
          </table:table-cell>
          <table:table-cell office:value-type="float" office:value="60" calcext:value-type="float">
            <text:p>60</text:p>
          </table:table-cell>
          <table:table-cell table:formula="of:=AVERAGE([.K8:.T8]) - 0.015*1000*9.81" office:value-type="float" office:value="153.9801144" calcext:value-type="float">
            <text:p>153.9801144</text:p>
          </table:table-cell>
          <table:table-cell table:formula="of:=[.V8]*0.2*9.81*0.8095" office:value-type="float" office:value="301.76541" calcext:value-type="float">
            <text:p>301.76541</text:p>
          </table:table-cell>
          <table:table-cell table:formula="of:=[.W8]*0.2*9.81*0.8095" office:value-type="float" office:value="301.76541" calcext:value-type="float">
            <text:p>301.76541</text:p>
          </table:table-cell>
          <table:table-cell table:formula="of:=[.X8]*0.2*9.81*0.8095" office:value-type="float" office:value="300.177171" calcext:value-type="float">
            <text:p>300.177171</text:p>
          </table:table-cell>
          <table:table-cell table:formula="of:=[.Y8]*0.2*9.81*0.8095" office:value-type="float" office:value="301.76541" calcext:value-type="float">
            <text:p>301.76541</text:p>
          </table:table-cell>
          <table:table-cell table:formula="of:=[.Z8]*0.2*9.81*0.8095" office:value-type="float" office:value="300.177171" calcext:value-type="float">
            <text:p>300.177171</text:p>
          </table:table-cell>
          <table:table-cell table:formula="of:=[.AA8]*0.2*9.81*0.8095" office:value-type="float" office:value="301.76541" calcext:value-type="float">
            <text:p>301.76541</text:p>
          </table:table-cell>
          <table:table-cell table:formula="of:=[.AB8]*0.2*9.81*0.8095" office:value-type="float" office:value="301.76541" calcext:value-type="float">
            <text:p>301.76541</text:p>
          </table:table-cell>
          <table:table-cell table:formula="of:=[.AC8]*0.2*9.81*0.8095" office:value-type="float" office:value="300.177171" calcext:value-type="float">
            <text:p>300.177171</text:p>
          </table:table-cell>
          <table:table-cell table:formula="of:=[.AD8]*0.2*9.81*0.8095" office:value-type="float" office:value="301.76541" calcext:value-type="float">
            <text:p>301.76541</text:p>
          </table:table-cell>
          <table:table-cell table:formula="of:=[.AE8]*0.2*9.81*0.8095" office:value-type="float" office:value="300.177171" calcext:value-type="float">
            <text:p>300.177171</text:p>
          </table:table-cell>
          <table:table-cell/>
          <table:table-cell table:number-columns-repeated="2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9]*0.2*9.81*0.8095" office:value-type="float" office:value="73.058994" calcext:value-type="float">
            <text:p>73.058994</text:p>
          </table:table-cell>
          <table:table-cell table:formula="of:=([.B13]-[.B9])^2" office:value-type="float" office:value="0.403600499379368" calcext:value-type="float">
            <text:p>0.403600499379368</text:p>
          </table:table-cell>
          <table:table-cell office:value-type="float" office:value="104" calcext:value-type="float">
            <text:p>104</text:p>
          </table:table-cell>
          <table:table-cell table:formula="of:=[.D9]*0.2*9.81*0.8095" office:value-type="float" office:value="165.176856" calcext:value-type="float">
            <text:p>165.176856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G9]*0.2*9.81*0.8095" office:value-type="float" office:value="300.177171" calcext:value-type="float">
            <text:p>300.177171</text:p>
          </table:table-cell>
          <table:table-cell table:number-columns-repeated="2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10]*0.2*9.81*0.8095" office:value-type="float" office:value="73.058994" calcext:value-type="float">
            <text:p>73.058994</text:p>
          </table:table-cell>
          <table:table-cell table:formula="of:=([.B13]-[.B10])^2" office:value-type="float" office:value="0.403600499379368" calcext:value-type="float">
            <text:p>0.403600499379368</text:p>
          </table:table-cell>
          <table:table-cell office:value-type="float" office:value="104" calcext:value-type="float">
            <text:p>104</text:p>
          </table:table-cell>
          <table:table-cell table:formula="of:=[.D10]*0.2*9.81*0.8095" office:value-type="float" office:value="165.176856" calcext:value-type="float">
            <text:p>165.176856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G10]*0.2*9.81*0.8095" office:value-type="float" office:value="300.177171" calcext:value-type="float">
            <text:p>300.177171</text:p>
          </table:table-cell>
          <table:table-cell table:number-columns-repeated="2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11]*0.2*9.81*0.8095" office:value-type="float" office:value="73.058994" calcext:value-type="float">
            <text:p>73.058994</text:p>
          </table:table-cell>
          <table:table-cell table:formula="of:=([.B13]-[.B11])^2" office:value-type="float" office:value="0.403600499379368" calcext:value-type="float">
            <text:p>0.403600499379368</text:p>
          </table:table-cell>
          <table:table-cell office:value-type="float" office:value="104" calcext:value-type="float">
            <text:p>104</text:p>
          </table:table-cell>
          <table:table-cell table:formula="of:=[.D11]*0.2*9.81*0.8095" office:value-type="float" office:value="165.176856" calcext:value-type="float">
            <text:p>165.176856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G11]*0.2*9.81*0.8095" office:value-type="float" office:value="300.177171" calcext:value-type="float">
            <text:p>300.177171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Default" table:formula="of:=AVERAGE([.B2:.B11])" office:value-type="float" office:value="72.4236984" calcext:value-type="float">
            <text:p>72.4236984</text:p>
          </table:table-cell>
          <table:table-cell table:formula="of:=SQRT(SUM([.C2:.C11]))/10" office:value-type="float" office:value="0.246048927871885" calcext:value-type="float">
            <text:p>0.246048927871885</text:p>
          </table:table-cell>
          <table:table-cell/>
          <table:table-cell table:formula="of:=AVERAGE([.E2:.E11])" office:value-type="float" office:value="165.3356799" calcext:value-type="float">
            <text:p>165.3356799</text:p>
          </table:table-cell>
          <table:table-cell table:number-columns-repeated="2"/>
          <table:table-cell table:formula="of:=AVERAGE([.H2:.H11])" office:value-type="float" office:value="300.177171" calcext:value-type="float">
            <text:p>300.177171</text:p>
          </table:table-cell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^^^^^</text:p>
          </table:table-cell>
          <table:table-cell office:value-type="string" calcext:value-type="string">
            <text:p>^^^^^</text:p>
          </table:table-cell>
          <table:table-cell/>
          <table:table-cell office:value-type="string" calcext:value-type="string">
            <text:p>^^^^^</text:p>
          </table:table-cell>
          <table:table-cell table:number-columns-repeated="2"/>
          <table:table-cell office:value-type="string" calcext:value-type="string">
            <text:p>^^^^^</text:p>
          </table:table-cell>
          <table:table-cell/>
          <table:table-cell table:number-columns-repeated="11" office:value-type="string" calcext:value-type="string">
            <text:p>^^^^^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DO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MANUALLY</text:p>
          </table:table-cell>
          <table:table-cell table:number-columns-repeated="18"/>
        </table:table-row>
        <table:table-row table:style-name="ro1" table:number-rows-repeated="4">
          <table:table-cell/>
          <table:table-cell table:style-name="Default"/>
          <table:table-cell table:number-columns-repeated="29"/>
        </table:table-row>
        <table:table-row table:style-name="ro1">
          <table:table-cell/>
          <table:table-cell table:style-name="Default"/>
          <table:table-cell table:style-name="ce1" table:number-columns-repeated="10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22:54:06.553625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7T22:56:24.965572981</dc:date>
    <meta:editing-duration>PT4H48M23S</meta:editing-duration>
    <meta:editing-cycles>17</meta:editing-cycles>
    <meta:generator>LibreOffice/7.3.1.3$Linux_X86_64 LibreOffice_project/30$Build-3</meta:generator>
    <meta:document-statistic meta:table-count="1" meta:cell-count="276" meta:object-count="0"/>
  </office:meta>
</office:document-meta>
</file>